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7" style:family="table">
      <style:table-properties style:width="17.013cm" fo:margin-left="0cm" fo:break-before="page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eeeeee" fo:padding="0.097cm" fo:border="0.05pt solid #000000">
        <style:background-image/>
      </style:table-cell-properties>
    </style:style>
    <style:style style:name="Tabla7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style:min-row-height="0.808cm"/>
    </style:style>
    <style:style style:name="Tabla8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8.2" style:family="table-row">
      <style:table-row-properties style:min-row-height="2.131cm"/>
    </style:style>
    <style:style style:name="Tabla8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3" style:family="table-row">
      <style:table-row-properties style:min-row-height="0.347cm"/>
    </style:style>
    <style:style style:name="Tabla8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8.4" style:family="table-row">
      <style:table-row-properties style:min-row-height="0.473cm"/>
    </style:style>
    <style:style style:name="Tabla8.5" style:family="table-row">
      <style:table-row-properties style:min-row-height="0.305cm"/>
    </style:style>
    <style:style style:name="Tabla8.6" style:family="table-row">
      <style:table-row-properties style:min-row-height="1.921cm"/>
    </style:style>
    <style:style style:name="Tabla8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013cm" fo:margin-left="0cm" fo:break-before="page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eeeeee" fo:padding="0.097cm" fo:border="0.05pt solid #000000">
        <style:background-image/>
      </style:table-cell-properties>
    </style:style>
    <style:style style:name="Tabla1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6" style:family="table-row">
      <style:table-row-properties style:min-row-height="1.607cm"/>
    </style:style>
    <style:style style:name="Tabla11.7" style:family="table-row">
      <style:table-row-properties style:min-row-height="2.605cm"/>
    </style:style>
    <style:style style:name="Tabla12" style:family="table">
      <style:table-properties style:width="17cm" fo:break-before="page" table:align="margins"/>
    </style:style>
    <style:style style:name="Tabla12.A" style:family="table-column">
      <style:table-column-properties style:column-width="5.667cm" style:rel-column-width="21845*"/>
    </style:style>
    <style:style style:name="Tabla12.1" style:family="table-row">
      <style:table-row-properties style:min-row-height="0.612cm"/>
    </style:style>
    <style:style style:name="Tabla12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2.2" style:family="table-row">
      <style:table-row-properties style:min-row-height="2.131cm"/>
    </style:style>
    <style:style style:name="Tabla12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2.4" style:family="table-row">
      <style:table-row-properties style:min-row-height="0.669cm"/>
    </style:style>
    <style:style style:name="Tabla12.5" style:family="table-row">
      <style:table-row-properties style:min-row-height="0.487cm"/>
    </style:style>
    <style:style style:name="Tabla12.6" style:family="table-row">
      <style:table-row-properties style:min-row-height="2.129cm"/>
    </style:style>
    <style:style style:name="Tabla12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fo:font-size="12pt" fo:font-weight="bold" officeooo:rsid="001f882b" officeooo:paragraph-rsid="000685cc" fo:background-color="#ffffff" style:font-size-asian="12pt" style:font-weight-asian="bold" style:font-name-complex="Calibri" style:font-size-complex="12pt" style:font-weight-complex="bold"/>
    </style:style>
    <style:style style:name="P2" style:family="paragraph" style:parent-style-name="Standard">
      <style:text-properties officeooo:paragraph-rsid="000685cc"/>
    </style:style>
    <style:style style:name="P3" style:family="paragraph" style:parent-style-name="Standard">
      <style:text-properties fo:font-size="12pt" officeooo:rsid="00203de1" officeooo:paragraph-rsid="000685cc" style:font-size-asian="12pt" style:font-size-complex="12pt"/>
    </style:style>
    <style:style style:name="P4" style:family="paragraph" style:parent-style-name="Table_20_Contents">
      <style:text-properties fo:font-size="11pt" officeooo:rsid="001be94c" officeooo:paragraph-rsid="000685cc" style:font-size-asian="11pt" style:font-size-complex="11pt"/>
    </style:style>
    <style:style style:name="P5" style:family="paragraph" style:parent-style-name="Table_20_Contents">
      <style:text-properties fo:font-size="11pt" officeooo:rsid="0024ade8" officeooo:paragraph-rsid="000685cc" style:font-size-asian="11pt" style:font-size-complex="11pt"/>
    </style:style>
    <style:style style:name="P6" style:family="paragraph" style:parent-style-name="Table_20_Contents">
      <style:text-properties fo:font-size="11pt" officeooo:rsid="001e9b27" officeooo:paragraph-rsid="000685cc" style:font-size-asian="11pt" style:font-size-complex="11pt"/>
    </style:style>
    <style:style style:name="P7" style:family="paragraph" style:parent-style-name="Table_20_Contents">
      <style:text-properties fo:font-size="11pt" officeooo:rsid="00260738" officeooo:paragraph-rsid="000685cc" style:font-size-asian="11pt" style:font-size-complex="11pt"/>
    </style:style>
    <style:style style:name="P8" style:family="paragraph" style:parent-style-name="Table_20_Contents">
      <style:text-properties fo:font-size="11pt" fo:font-weight="bold" officeooo:rsid="001be94c" officeooo:paragraph-rsid="000685cc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4ade8" officeooo:paragraph-rsid="000685c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f882b" officeooo:paragraph-rsid="000685c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4e680" officeooo:paragraph-rsid="000685c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7fe71" officeooo:paragraph-rsid="000685c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03de1" officeooo:paragraph-rsid="000685c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7e93" officeooo:paragraph-rsid="00077e9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f882b" officeooo:paragraph-rsid="000685cc"/>
    </style:style>
    <style:style style:name="P16" style:family="paragraph" style:parent-style-name="Table_20_Contents">
      <style:paragraph-properties fo:text-align="center" style:justify-single-word="false"/>
      <style:text-properties officeooo:rsid="001f882b" officeooo:paragraph-rsid="00077e93"/>
    </style:style>
    <style:style style:name="P17" style:family="paragraph" style:parent-style-name="Table_20_Contents">
      <style:paragraph-properties fo:text-align="center" style:justify-single-word="false"/>
      <style:text-properties officeooo:paragraph-rsid="000685cc"/>
    </style:style>
    <style:style style:name="P18" style:family="paragraph" style:parent-style-name="Standard" style:list-style-name="L3">
      <style:paragraph-properties fo:text-align="start" style:justify-single-word="false"/>
      <style:text-properties fo:color="#000000" fo:font-size="12pt" officeooo:rsid="001f882b" officeooo:paragraph-rsid="000685cc" fo:background-color="#ffffff" style:font-size-asian="12pt" style:font-name-complex="Calibri" style:font-size-complex="12pt"/>
    </style:style>
    <style:style style:name="P19" style:family="paragraph" style:parent-style-name="Standard" style:list-style-name="L8">
      <style:text-properties fo:color="#000000" fo:font-size="12pt" officeooo:paragraph-rsid="000685cc" fo:background-color="#ffffff" style:font-size-asian="12pt" style:font-name-complex="Calibri" style:font-size-complex="12pt"/>
    </style:style>
    <style:style style:name="P20" style:family="paragraph" style:parent-style-name="Standard" style:list-style-name="L38">
      <style:text-properties fo:font-size="12pt" officeooo:rsid="00203de1" officeooo:paragraph-rsid="000685cc" style:font-size-asian="12pt" style:font-size-complex="12pt"/>
    </style:style>
    <style:style style:name="P21" style:family="paragraph" style:parent-style-name="Standard" style:list-style-name="L8">
      <style:paragraph-properties fo:margin-top="0.6cm" fo:margin-bottom="0cm" style:contextual-spacing="false" fo:text-align="start" style:justify-single-word="false"/>
      <style:text-properties fo:color="#000000" fo:font-size="12pt" fo:font-weight="bold" officeooo:rsid="001f882b" officeooo:paragraph-rsid="000685cc" fo:background-color="#ffffff" style:font-size-asian="12pt" style:font-weight-asian="bold" style:font-name-complex="Calibri" style:font-size-complex="12pt"/>
    </style:style>
    <style:style style:name="P22" style:family="paragraph" style:parent-style-name="Standard" style:list-style-name="L26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4ade8" officeooo:paragraph-rsid="000685cc" style:font-size-asian="12pt" style:font-size-complex="12pt"/>
    </style:style>
    <style:style style:name="P23" style:family="paragraph" style:parent-style-name="Standard" style:list-style-name="L31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03de1" officeooo:paragraph-rsid="000685cc" style:font-size-asian="12pt" style:font-size-complex="12pt"/>
    </style:style>
    <style:style style:name="P24" style:family="paragraph" style:parent-style-name="Standard" style:list-style-name="L38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03de1" officeooo:paragraph-rsid="000685cc" style:font-size-asian="12pt" style:font-size-complex="12pt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able_20_Contents" style:list-style-name="L10">
      <style:text-properties fo:font-size="11pt" officeooo:rsid="001dde2f" officeooo:paragraph-rsid="000685cc" style:font-size-asian="11pt" style:font-size-complex="11pt"/>
    </style:style>
    <style:style style:name="P27" style:family="paragraph" style:parent-style-name="Table_20_Contents" style:list-style-name="L13">
      <style:text-properties fo:font-size="11pt" officeooo:rsid="001dde2f" officeooo:paragraph-rsid="000685cc" style:font-size-asian="11pt" style:font-size-complex="11pt"/>
    </style:style>
    <style:style style:name="P28" style:family="paragraph" style:parent-style-name="Table_20_Contents" style:list-style-name="L17">
      <style:text-properties fo:font-size="11pt" officeooo:rsid="001dde2f" officeooo:paragraph-rsid="000685cc" style:font-size-asian="11pt" style:font-size-complex="11pt"/>
    </style:style>
    <style:style style:name="P29" style:family="paragraph" style:parent-style-name="Table_20_Contents" style:list-style-name="L19">
      <style:text-properties fo:font-size="11pt" officeooo:rsid="001dde2f" officeooo:paragraph-rsid="000685cc" style:font-size-asian="11pt" style:font-size-complex="11pt"/>
    </style:style>
    <style:style style:name="P30" style:family="paragraph" style:parent-style-name="Table_20_Contents" style:list-style-name="L20">
      <style:text-properties fo:font-size="11pt" officeooo:rsid="001dde2f" officeooo:paragraph-rsid="000685cc" style:font-size-asian="11pt" style:font-size-complex="11pt"/>
    </style:style>
    <style:style style:name="P31" style:family="paragraph" style:parent-style-name="Table_20_Contents" style:list-style-name="L23">
      <style:text-properties fo:font-size="11pt" officeooo:rsid="001dde2f" officeooo:paragraph-rsid="000685cc" style:font-size-asian="11pt" style:font-size-complex="11pt"/>
    </style:style>
    <style:style style:name="P32" style:family="paragraph" style:parent-style-name="Table_20_Contents" style:list-style-name="L24">
      <style:text-properties fo:font-size="11pt" officeooo:rsid="001dde2f" officeooo:paragraph-rsid="000685cc" style:font-size-asian="11pt" style:font-size-complex="11pt"/>
    </style:style>
    <style:style style:name="P33" style:family="paragraph" style:parent-style-name="Table_20_Contents" style:list-style-name="L27">
      <style:text-properties fo:font-size="11pt" officeooo:rsid="001dde2f" officeooo:paragraph-rsid="000685cc" style:font-size-asian="11pt" style:font-size-complex="11pt"/>
    </style:style>
    <style:style style:name="P34" style:family="paragraph" style:parent-style-name="Table_20_Contents" style:list-style-name="L28">
      <style:text-properties fo:font-size="11pt" officeooo:rsid="001dde2f" officeooo:paragraph-rsid="000685cc" style:font-size-asian="11pt" style:font-size-complex="11pt"/>
    </style:style>
    <style:style style:name="P35" style:family="paragraph" style:parent-style-name="Table_20_Contents" style:list-style-name="L29">
      <style:text-properties fo:font-size="11pt" officeooo:rsid="001dde2f" officeooo:paragraph-rsid="000685cc" style:font-size-asian="11pt" style:font-size-complex="11pt"/>
    </style:style>
    <style:style style:name="P36" style:family="paragraph" style:parent-style-name="Table_20_Contents" style:list-style-name="L33">
      <style:text-properties fo:font-size="11pt" officeooo:rsid="001dde2f" officeooo:paragraph-rsid="000685cc" style:font-size-asian="11pt" style:font-size-complex="11pt"/>
    </style:style>
    <style:style style:name="P37" style:family="paragraph" style:parent-style-name="Table_20_Contents" style:list-style-name="L34">
      <style:text-properties fo:font-size="11pt" officeooo:rsid="001dde2f" officeooo:paragraph-rsid="000685cc" style:font-size-asian="11pt" style:font-size-complex="11pt"/>
    </style:style>
    <style:style style:name="P38" style:family="paragraph" style:parent-style-name="Table_20_Contents" style:list-style-name="L35">
      <style:text-properties fo:font-size="11pt" officeooo:rsid="001dde2f" officeooo:paragraph-rsid="000685cc" style:font-size-asian="11pt" style:font-size-complex="11pt"/>
    </style:style>
    <style:style style:name="P39" style:family="paragraph" style:parent-style-name="Table_20_Contents" style:list-style-name="L11">
      <style:text-properties fo:font-size="11pt" officeooo:rsid="001be94c" officeooo:paragraph-rsid="000685cc" style:font-size-asian="11pt" style:font-size-complex="11pt"/>
    </style:style>
    <style:style style:name="P40" style:family="paragraph" style:parent-style-name="Table_20_Contents" style:list-style-name="L12">
      <style:text-properties fo:font-size="11pt" officeooo:rsid="001be94c" officeooo:paragraph-rsid="000685cc" style:font-size-asian="11pt" style:font-size-complex="11pt"/>
    </style:style>
    <style:style style:name="P41" style:family="paragraph" style:parent-style-name="Table_20_Contents" style:list-style-name="L13">
      <style:text-properties fo:font-size="11pt" officeooo:rsid="001be94c" officeooo:paragraph-rsid="000685cc" style:font-size-asian="11pt" style:font-size-complex="11pt"/>
    </style:style>
    <style:style style:name="P42" style:family="paragraph" style:parent-style-name="Table_20_Contents" style:list-style-name="L18">
      <style:text-properties fo:font-size="11pt" officeooo:rsid="001be94c" officeooo:paragraph-rsid="000685cc" style:font-size-asian="11pt" style:font-size-complex="11pt"/>
    </style:style>
    <style:style style:name="P43" style:family="paragraph" style:parent-style-name="Table_20_Contents" style:list-style-name="L20">
      <style:text-properties fo:font-size="11pt" officeooo:rsid="001be94c" officeooo:paragraph-rsid="000685cc" style:font-size-asian="11pt" style:font-size-complex="11pt"/>
    </style:style>
    <style:style style:name="P44" style:family="paragraph" style:parent-style-name="Table_20_Contents" style:list-style-name="L1">
      <style:text-properties fo:font-size="11pt" officeooo:rsid="001be94c" officeooo:paragraph-rsid="000685cc" style:font-size-asian="11pt" style:font-size-complex="11pt"/>
    </style:style>
    <style:style style:name="P45" style:family="paragraph" style:parent-style-name="Table_20_Contents" style:list-style-name="L16">
      <style:text-properties fo:font-size="11pt" officeooo:rsid="001be94c" officeooo:paragraph-rsid="000685cc" style:font-size-asian="11pt" style:font-size-complex="11pt"/>
    </style:style>
    <style:style style:name="P46" style:family="paragraph" style:parent-style-name="Table_20_Contents" style:list-style-name="L27">
      <style:text-properties fo:font-size="11pt" officeooo:rsid="001be94c" officeooo:paragraph-rsid="000685cc" style:font-size-asian="11pt" style:font-size-complex="11pt"/>
    </style:style>
    <style:style style:name="P47" style:family="paragraph" style:parent-style-name="Table_20_Contents" style:list-style-name="L30">
      <style:text-properties fo:font-size="11pt" officeooo:rsid="001be94c" officeooo:paragraph-rsid="000685cc" style:font-size-asian="11pt" style:font-size-complex="11pt"/>
    </style:style>
    <style:style style:name="P48" style:family="paragraph" style:parent-style-name="Table_20_Contents" style:list-style-name="L32">
      <style:text-properties fo:font-size="11pt" officeooo:rsid="001be94c" officeooo:paragraph-rsid="000685cc" style:font-size-asian="11pt" style:font-size-complex="11pt"/>
    </style:style>
    <style:style style:name="P49" style:family="paragraph" style:parent-style-name="Table_20_Contents" style:list-style-name="L36">
      <style:text-properties fo:font-size="11pt" officeooo:rsid="001be94c" officeooo:paragraph-rsid="000685cc" style:font-size-asian="11pt" style:font-size-complex="11pt"/>
    </style:style>
    <style:style style:name="P50" style:family="paragraph" style:parent-style-name="Table_20_Contents" style:list-style-name="L17">
      <style:text-properties fo:font-size="11pt" officeooo:rsid="0027fe71" officeooo:paragraph-rsid="000685cc" style:font-size-asian="11pt" style:font-size-complex="11pt"/>
    </style:style>
    <style:style style:name="P51" style:family="paragraph" style:parent-style-name="Table_20_Contents" style:list-style-name="L18">
      <style:text-properties fo:font-size="11pt" officeooo:rsid="0027fe71" officeooo:paragraph-rsid="000685cc" style:font-size-asian="11pt" style:font-size-complex="11pt"/>
    </style:style>
    <style:style style:name="P52" style:family="paragraph" style:parent-style-name="Table_20_Contents" style:list-style-name="L20">
      <style:text-properties fo:font-size="11pt" officeooo:rsid="0027fe71" officeooo:paragraph-rsid="000685cc" style:font-size-asian="11pt" style:font-size-complex="11pt"/>
    </style:style>
    <style:style style:name="P53" style:family="paragraph" style:parent-style-name="Table_20_Contents" style:list-style-name="L27">
      <style:text-properties fo:font-size="11pt" officeooo:rsid="0027fe71" officeooo:paragraph-rsid="000685cc" style:font-size-asian="11pt" style:font-size-complex="11pt"/>
    </style:style>
    <style:style style:name="P54" style:family="paragraph" style:parent-style-name="Table_20_Contents" style:list-style-name="L18">
      <style:text-properties fo:font-size="11pt" officeooo:rsid="0024b95a" officeooo:paragraph-rsid="000685cc" style:font-size-asian="11pt" style:font-size-complex="11pt"/>
    </style:style>
    <style:style style:name="P55" style:family="paragraph" style:parent-style-name="Table_20_Contents" style:list-style-name="L1">
      <style:text-properties fo:font-size="11pt" officeooo:rsid="001e9b27" officeooo:paragraph-rsid="000685cc" style:font-size-asian="11pt" style:font-size-complex="11pt"/>
    </style:style>
    <style:style style:name="P56" style:family="paragraph" style:parent-style-name="Table_20_Contents" style:list-style-name="L24">
      <style:text-properties fo:font-size="11pt" officeooo:rsid="001e9b27" officeooo:paragraph-rsid="000685cc" style:font-size-asian="11pt" style:font-size-complex="11pt"/>
    </style:style>
    <style:style style:name="P57" style:family="paragraph" style:parent-style-name="Table_20_Contents" style:list-style-name="L16">
      <style:text-properties fo:font-size="11pt" officeooo:rsid="001e9b27" officeooo:paragraph-rsid="000685cc" style:font-size-asian="11pt" style:font-size-complex="11pt"/>
    </style:style>
    <style:style style:name="P58" style:family="paragraph" style:parent-style-name="Table_20_Contents" style:list-style-name="L28">
      <style:text-properties fo:font-size="11pt" officeooo:rsid="001e9b27" officeooo:paragraph-rsid="000685cc" style:font-size-asian="11pt" style:font-size-complex="11pt"/>
    </style:style>
    <style:style style:name="P59" style:family="paragraph" style:parent-style-name="Table_20_Contents" style:list-style-name="L32">
      <style:text-properties fo:font-size="11pt" officeooo:rsid="001e9b27" officeooo:paragraph-rsid="000685cc" style:font-size-asian="11pt" style:font-size-complex="11pt"/>
    </style:style>
    <style:style style:name="P60" style:family="paragraph" style:parent-style-name="Table_20_Contents" style:list-style-name="L34">
      <style:text-properties fo:font-size="11pt" officeooo:rsid="001e9b27" officeooo:paragraph-rsid="000685cc" style:font-size-asian="11pt" style:font-size-complex="11pt"/>
    </style:style>
    <style:style style:name="P61" style:family="paragraph" style:parent-style-name="Table_20_Contents" style:list-style-name="L24">
      <style:text-properties fo:font-size="11pt" officeooo:rsid="0024ade8" officeooo:paragraph-rsid="000685cc" style:font-size-asian="11pt" style:font-size-complex="11pt"/>
    </style:style>
    <style:style style:name="P62" style:family="paragraph" style:parent-style-name="Table_20_Contents" style:list-style-name="L25">
      <style:text-properties fo:font-size="11pt" officeooo:rsid="0024ade8" officeooo:paragraph-rsid="000685cc" style:font-size-asian="11pt" style:font-size-complex="11pt"/>
    </style:style>
    <style:style style:name="P63" style:family="paragraph" style:parent-style-name="Table_20_Contents" style:list-style-name="L30">
      <style:text-properties fo:font-size="11pt" officeooo:rsid="001f8615" officeooo:paragraph-rsid="000685cc" style:font-size-asian="11pt" style:font-size-complex="11pt"/>
    </style:style>
    <style:style style:name="P64" style:family="paragraph" style:parent-style-name="Table_20_Contents" style:list-style-name="L35">
      <style:text-properties fo:font-size="11pt" officeooo:rsid="001f8615" officeooo:paragraph-rsid="000685cc" style:font-size-asian="11pt" style:font-size-complex="11pt"/>
    </style:style>
    <style:style style:name="P65" style:family="paragraph" style:parent-style-name="Table_20_Contents" style:list-style-name="L36">
      <style:text-properties fo:font-size="11pt" officeooo:rsid="001f8615" officeooo:paragraph-rsid="000685cc" style:font-size-asian="11pt" style:font-size-complex="11pt"/>
    </style:style>
    <style:style style:name="P66" style:family="paragraph" style:parent-style-name="Table_20_Contents" style:list-style-name="L20">
      <style:text-properties fo:font-size="11pt" officeooo:rsid="0008ee4c" officeooo:paragraph-rsid="0008ee4c" style:font-size-asian="11pt" style:font-size-complex="11pt"/>
    </style:style>
    <style:style style:name="P67" style:family="paragraph" style:parent-style-name="Table_20_Contents" style:list-style-name="L9">
      <style:text-properties fo:font-size="11pt" fo:font-weight="normal" officeooo:rsid="001be94c" officeooo:paragraph-rsid="000685cc" style:font-size-asian="11pt" style:font-weight-asian="normal" style:font-size-complex="11pt" style:font-weight-complex="normal"/>
    </style:style>
    <style:style style:name="P68" style:family="paragraph" style:parent-style-name="Table_20_Contents" style:list-style-name="L16">
      <style:text-properties fo:font-size="11pt" fo:font-weight="normal" officeooo:rsid="001be94c" officeooo:paragraph-rsid="000685cc" style:font-size-asian="11pt" style:font-weight-asian="normal" style:font-size-complex="11pt" style:font-weight-complex="normal"/>
    </style:style>
    <style:style style:name="P69" style:family="paragraph" style:parent-style-name="Table_20_Contents" style:list-style-name="L14">
      <style:paragraph-properties fo:text-align="start" style:justify-single-word="false"/>
      <style:text-properties officeooo:rsid="001f882b" officeooo:paragraph-rsid="000685cc"/>
    </style:style>
    <style:style style:name="P70" style:family="paragraph" style:parent-style-name="Table_20_Contents" style:list-style-name="L15">
      <style:paragraph-properties fo:text-align="start" style:justify-single-word="false"/>
      <style:text-properties officeooo:rsid="001f882b" officeooo:paragraph-rsid="000685cc"/>
    </style:style>
    <style:style style:name="P71" style:family="paragraph" style:parent-style-name="Table_20_Contents" style:list-style-name="L21">
      <style:paragraph-properties fo:text-align="start" style:justify-single-word="false"/>
      <style:text-properties officeooo:rsid="001f882b" officeooo:paragraph-rsid="000685cc"/>
    </style:style>
    <style:style style:name="P72" style:family="paragraph" style:parent-style-name="Table_20_Contents" style:list-style-name="L3">
      <style:paragraph-properties fo:text-align="start" style:justify-single-word="false"/>
      <style:text-properties officeooo:rsid="001f882b" officeooo:paragraph-rsid="000685cc"/>
    </style:style>
    <style:style style:name="P73" style:family="paragraph" style:parent-style-name="Table_20_Contents" style:list-style-name="L37">
      <style:paragraph-properties fo:text-align="start" style:justify-single-word="false"/>
      <style:text-properties officeooo:rsid="001f882b" officeooo:paragraph-rsid="000685cc"/>
    </style:style>
    <style:style style:name="P74" style:family="paragraph" style:parent-style-name="Table_20_Contents" style:list-style-name="L15">
      <style:paragraph-properties fo:margin-top="0.6cm" fo:margin-bottom="0cm" style:contextual-spacing="false" fo:text-align="start" style:justify-single-word="false"/>
      <style:text-properties officeooo:rsid="001f882b" officeooo:paragraph-rsid="000685cc"/>
    </style:style>
    <style:style style:name="P75" style:family="paragraph" style:parent-style-name="Table_20_Contents" style:list-style-name="L22">
      <style:paragraph-properties fo:margin-top="0.6cm" fo:margin-bottom="0cm" style:contextual-spacing="false" fo:text-align="start" style:justify-single-word="false"/>
      <style:text-properties officeooo:rsid="002558cc" officeooo:paragraph-rsid="000685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de2f"/>
    </style:style>
    <style:style style:name="T3" style:family="text">
      <style:text-properties officeooo:rsid="0024b95a"/>
    </style:style>
    <style:style style:name="T4" style:family="text">
      <style:text-properties officeooo:rsid="0027fe71"/>
    </style:style>
    <style:style style:name="T5" style:family="text">
      <style:text-properties officeooo:rsid="002ab07e"/>
    </style:style>
    <style:style style:name="T6" style:family="text">
      <style:text-properties officeooo:rsid="0024e680"/>
    </style:style>
    <style:style style:name="T7" style:family="text">
      <style:text-properties officeooo:rsid="0024ade8"/>
    </style:style>
    <style:style style:name="T8" style:family="text">
      <style:text-properties officeooo:rsid="00260738"/>
    </style:style>
    <style:style style:name="T9" style:family="text">
      <style:text-properties officeooo:rsid="001e9b27"/>
    </style:style>
    <style:style style:name="T10" style:family="text">
      <style:text-properties officeooo:rsid="001f882b"/>
    </style:style>
    <style:style style:name="T11" style:family="text">
      <style:text-properties officeooo:rsid="001f8615"/>
    </style:style>
    <style:style style:name="T12" style:family="text">
      <style:text-properties officeooo:rsid="00203de1"/>
    </style:style>
    <style:style style:name="T13" style:family="text">
      <style:text-properties officeooo:rsid="00077e93"/>
    </style:style>
    <style:style style:name="T14" style:family="text">
      <style:text-properties officeooo:rsid="0007d287"/>
    </style:style>
    <style:style style:name="T15" style:family="text">
      <style:text-properties officeooo:rsid="0008ee4c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7" table:style-name="Tabla7">
        <table:table-column table:style-name="Tabla7.A"/>
        <table:table-row>
          <table:table-cell table:style-name="Tabla7.A1" office:value-type="string">
            <text:p text:style-name="P4"><text:span text:style-name="T1">CASO DE USO:</text:span> <text:span text:style-name="T3">Borrar</text:span></text:p>
          </table:table-cell>
        </table:table-row>
        <table:table-row>
          <table:table-cell table:style-name="Tabla7.A2" office:value-type="string">
            <text:p text:style-name="P4"><text:span text:style-name="T1">ID</text:span>: <text:span text:style-name="T13">4</text:span></text:p>
          </table:table-cell>
        </table:table-row>
        <table:table-row>
          <table:table-cell table:style-name="Tabla7.A2" office:value-type="string">
            <text:p text:style-name="P4"><text:span text:style-name="T1">DESCRIPCIÓN</text:span>:</text:p>
            <text:p text:style-name="P4"><text:span text:style-name="T3">Eliminar</text:span> manualmente un contacto <text:span text:style-name="T3">de</text:span> la agenda <text:span text:style-name="T3">junto a toda su información</text:span>.</text:p>
          </table:table-cell>
        </table:table-row>
        <table:table-row>
          <table:table-cell table:style-name="Tabla7.A2" office:value-type="string">
            <text:p text:style-name="P8">ACTORES PRINCIPALES</text:p>
            <text:p text:style-name="P4">Administrativo</text:p>
          </table:table-cell>
        </table:table-row>
        <table:table-row>
          <table:table-cell table:style-name="Tabla7.A2" office:value-type="string">
            <text:p text:style-name="P8">ACTORES SECUNDARIOS</text:p>
          </table:table-cell>
        </table:table-row>
        <table:table-row>
          <table:table-cell table:style-name="Tabla7.A2" office:value-type="string">
            <text:p text:style-name="P8">PRECONDICIÓN </text:p>
            <text:list xml:id="list3505713898223210977" text:style-name="L16">
              <text:list-header>
                <text:p text:style-name="P68"><text:span text:style-name="T2">1. </text:span>Tener <text:span text:style-name="T3">un mínimo de un </text:span>contacto almacenado en el sistema</text:p>
              </text:list-header>
            </text:list>
          </table:table-cell>
        </table:table-row>
        <table:table-row>
          <table:table-cell table:style-name="Tabla7.A2" office:value-type="string">
            <text:p text:style-name="P8">FLUJO</text:p>
            <text:list xml:id="list6261772690701889899" text:style-name="L17">
              <text:list-header>
                <text:p text:style-name="P28">1. El caso comi<text:span text:style-name="T3">enza ingresando el administrativo en el sistema mediante la consola.</text:span></text:p>
                <text:p text:style-name="P50">2. El administrativo accede al menú del sistema de agenda</text:p>
              </text:list-header>
            </text:list>
            <text:list xml:id="list6373511283791860110" text:style-name="L18">
              <text:list-header>
                <text:p text:style-name="P42"><text:span text:style-name="T4">3. </text:span>El administrativo <text:span text:style-name="T4">selecciona la función BORRAR un contacto de la lista.</text:span></text:p>
                <text:p text:style-name="P51">4. El sistema <text:span text:style-name="T5">busca, utilizando el caso “Buscar contacto por nombre” en los </text:span>contactos <text:span text:style-name="T5">insertaros</text:span>.</text:p>
                <text:p text:style-name="P42"><text:span text:style-name="T4">5. </text:span>El administrativo <text:span text:style-name="T3">selecciona el contacto que desea eliminar.</text:span></text:p>
                <text:p text:style-name="P54"><text:span text:style-name="T4">6</text:span>. El sistema le muestra un mensaje preguntando si realmente quiere eliminar ese contacto.</text:p>
                <text:p text:style-name="P51">7. El contacto se elimina por completo.</text:p>
              </text:list-header>
            </text:list>
          </table:table-cell>
        </table:table-row>
        <table:table-row>
          <table:table-cell table:style-name="Tabla7.A2" office:value-type="string">
            <text:p text:style-name="P8">POSTCONDICIONES</text:p>
            <text:list xml:id="list5706590718803568671" text:style-name="L19">
              <text:list-header>
                <text:p text:style-name="P29">1. Tanto el contacto como toda su información no estará en el sistema.</text:p>
              </text:list-header>
            </text:list>
          </table:table-cell>
        </table:table-row>
        <table:table-row>
          <table:table-cell table:style-name="Tabla7.A2" office:value-type="string">
            <text:p text:style-name="P4"><text:span text:style-name="T1">FLUJOS</text:span> <text:span text:style-name="T1">ALTERNATIVOS</text:span></text:p>
            <text:list xml:id="list4737877638585112017" text:style-name="L20">
              <text:list-header>
                <text:p text:style-name="P66">4.A. Si el contacto no existe se vuelve a empezar el paso 4.</text:p>
                <text:p text:style-name="P43"><text:span text:style-name="T4">4.</text:span>B. <text:span text:style-name="T2">La agenda está vacía y el sistema nos indica que no es posible borrar ningún contacto.</text:span></text:p>
                <text:list>
                  <text:list-header>
                    <text:p text:style-name="P52">4.B.2. El sistema vuelve a el paso 2.</text:p>
                  </text:list-header>
                </text:list>
                <text:p text:style-name="P30"><text:span text:style-name="T4">6</text:span>.B. <text:span text:style-name="T3">Si el administrativo pulsa “No”, el sistema vuelve al paso 3 mostrando de nuevo la lista de contactos</text:span></text:p>
              </text:list-header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14">4</text:p>
          </table:table-cell>
          <table:table-cell table:style-name="Tabla8.B1" table:number-columns-spanned="2" office:value-type="string">
            <text:p text:style-name="P11">BORRAR</text:p>
          </table:table-cell>
          <table:covered-table-cell/>
        </table:table-row>
        <table:table-row table:style-name="Tabla8.2">
          <table:table-cell table:style-name="Tabla8.A2" table:number-columns-spanned="3" office:value-type="string">
            <text:list xml:id="list5286685549498296538" text:style-name="L21">
              <text:list-item>
                <text:p text:style-name="P71">Como administrativo quiero poder <text:span text:style-name="T6">eliminar un contacto</text:span> almacenado <text:span text:style-name="T3">en mi sistema de agenda junto a toda su información</text:span> <text:span text:style-name="T6">seleccionando el contacto dentro de la lista </text:span>siempre y cuando <text:span text:style-name="T6">haya un mínimo de un c</text:span>ontacto guardado en la agenda.</text:p>
              </text:list-item>
            </text:list>
          </table:table-cell>
          <table:covered-table-cell/>
          <table:covered-table-cell/>
        </table:table-row>
        <table:table-row table:style-name="Tabla8.3">
          <table:table-cell table:style-name="Tabla8.A3" office:value-type="string">
            <text:p text:style-name="P15"><text:span text:style-name="T1">Estimación</text:span>: <text:span text:style-name="T13">412</text:span></text:p>
          </table:table-cell>
          <table:table-cell table:style-name="Tabla8.A2" table:number-columns-spanned="2" office:value-type="string">
            <text:p text:style-name="P17"/>
          </table:table-cell>
          <table:covered-table-cell/>
        </table:table-row>
        <table:table-row table:style-name="Tabla8.4">
          <table:table-cell table:style-name="Tabla8.A3" office:value-type="string">
            <text:p text:style-name="P15"><text:span text:style-name="T1">Prioridad</text:span>: <text:span text:style-name="T14">4</text:span></text:p>
          </table:table-cell>
          <table:table-cell table:style-name="Tabla8.A3" office:value-type="string">
            <text:p text:style-name="P17"/>
          </table:table-cell>
          <table:table-cell table:style-name="Tabla8.A2" office:value-type="string">
            <text:p text:style-name="P15"><text:span text:style-name="T1">Dependiente de</text:span>: <text:span text:style-name="T14">1,2</text:span></text:p>
          </table:table-cell>
        </table:table-row>
        <table:table-row table:style-name="Tabla8.5">
          <table:table-cell table:style-name="Tabla8.A2" table:number-columns-spanned="3" office:value-type="string">
            <text:p text:style-name="P10">PRUEBAS DE ACEPTACIÓN</text:p>
          </table:table-cell>
          <table:covered-table-cell/>
          <table:covered-table-cell/>
        </table:table-row>
        <table:table-row table:style-name="Tabla8.6">
          <table:table-cell table:style-name="Tabla8.A6" table:number-columns-spanned="3" office:value-type="string">
            <text:list xml:id="list8296409839909607584" text:style-name="L22">
              <text:list-item>
                <text:p text:style-name="P75">Visualizar la lista de contactos de la agenda <text:span text:style-name="T15">o buscar para</text:span> <text:span text:style-name="T5">c</text:span>omprobar que el contacto eliminado no se encuentra en ella.</text:p>
              </text:list-item>
            </text:list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<text:span text:style-name="T1">CASO DE USO:</text:span> <text:span text:style-name="T8">OrdenarAlfabeticamente</text:span></text:p>
          </table:table-cell>
        </table:table-row>
        <table:table-row>
          <table:table-cell table:style-name="Tabla11.A2" office:value-type="string">
            <text:p text:style-name="P4"><text:span text:style-name="T1">ID</text:span>: <text:span text:style-name="T13">6</text:span></text:p>
          </table:table-cell>
        </table:table-row>
        <table:table-row>
          <table:table-cell table:style-name="Tabla11.A2" office:value-type="string">
            <text:p text:style-name="P4"><text:span text:style-name="T1">DESCRIPCIÓN</text:span>:</text:p>
            <text:p text:style-name="P7">Ordenar los contactos de la agenda <text:span text:style-name="T4">alfabéticamente</text:span></text:p>
          </table:table-cell>
        </table:table-row>
        <table:table-row>
          <table:table-cell table:style-name="Tabla11.A2" office:value-type="string">
            <text:p text:style-name="P4"><text:span text:style-name="T1">ACTORES</text:span> <text:span text:style-name="T1">PRINCIPALES</text:span></text:p>
            <text:p text:style-name="P4">Administrativo</text:p>
          </table:table-cell>
        </table:table-row>
        <table:table-row>
          <table:table-cell table:style-name="Tabla11.A2" office:value-type="string">
            <text:p text:style-name="P4"><text:span text:style-name="T1">ACTORES</text:span> <text:span text:style-name="T1">SECUNDARIOS</text:span></text:p>
          </table:table-cell>
        </table:table-row>
        <table:table-row table:style-name="Tabla11.6">
          <table:table-cell table:style-name="Tabla11.A2" office:value-type="string">
            <text:p text:style-name="P8">PRECONDICIÓN</text:p>
            <text:list xml:id="list173603771680670" text:continue-list="list3505713898223210977" text:style-name="L16">
              <text:list-header>
                <text:p text:style-name="P45"><text:span text:style-name="T2">1. </text:span>Tener <text:span text:style-name="T4">los </text:span>contactos ya almacenados en el sistema</text:p>
                <text:p text:style-name="P57">2. <text:span text:style-name="T4">Que los nombres de los pacientes tengan caracteres de A-Z y de 0-9</text:span></text:p>
                <text:p text:style-name="P57"/>
              </text:list-header>
            </text:list>
          </table:table-cell>
        </table:table-row>
        <table:table-row table:style-name="Tabla11.7">
          <table:table-cell table:style-name="Tabla11.A2" office:value-type="string">
            <text:p text:style-name="P8">FLUJO</text:p>
            <text:list xml:id="list4581769168906473996" text:style-name="L27">
              <text:list-header>
                <text:p text:style-name="P33">1. El caso comi<text:span text:style-name="T3">enza ingresando el administrativo en el sistema mediante la consola.</text:span></text:p>
                <text:p text:style-name="P53">2. El administrativo accede al menú del sistema de agenda.</text:p>
                <text:p text:style-name="P46"><text:span text:style-name="T4">3. </text:span>El administrativo <text:span text:style-name="T4">selecciona la función ORDENAR contactos de la lista.</text:span></text:p>
              </text:list-header>
            </text:list>
            <text:list xml:id="list7217003648730734428" text:style-name="L28">
              <text:list-header>
                <text:p text:style-name="P34"><text:span text:style-name="T4">4</text:span>. El sistema <text:span text:style-name="T4">sigue un algoritmo programado y ordena los contactos alfabéticamente.</text:span></text:p>
                <text:p text:style-name="P34"><text:span text:style-name="T4">5</text:span>. El sistema <text:span text:style-name="T4">muestra una lista de todos los contactos de agenda ordenados.</text:span></text:p>
                <text:p text:style-name="P58"/>
              </text:list-header>
            </text:list>
          </table:table-cell>
        </table:table-row>
        <table:table-row>
          <table:table-cell table:style-name="Tabla11.A2" office:value-type="string">
            <text:p text:style-name="P8">POSTCONDICIONES</text:p>
            <text:list xml:id="list1562785139157855303" text:style-name="L29">
              <text:list-header>
                <text:p text:style-name="P35">1. <text:span text:style-name="T4">Se mostrarán todos los contactos ordenados en la consola.</text:span></text:p>
              </text:list-header>
            </text:list>
          </table:table-cell>
        </table:table-row>
        <table:table-row>
          <table:table-cell table:style-name="Tabla11.A2" office:value-type="string">
            <text:p text:style-name="P4"><text:span text:style-name="T1">FLUJOS</text:span> <text:span text:style-name="T1">ALTERNATIVOS</text:span></text:p>
            <text:list xml:id="list8515573554977962794" text:style-name="L30">
              <text:list-header>
                <text:p text:style-name="P47"><text:span text:style-name="T4">4.</text:span>B. <text:span text:style-name="T4">No se encuentran contactos almacenados en la agenda.</text:span></text:p>
                <text:list>
                  <text:list-header>
                    <text:p text:style-name="P47"><text:span text:style-name="T4">4.B.2. El sistema pasa automáticamente a el paso 2. </text:span><text:s/></text:p>
                    <text:p text:style-name="P63"/>
                  </text:list-header>
                </text:list>
              </text:list-header>
            </text:list>
          </table:table-cell>
        </table:table-row>
      </table:table>
      <text:p text:style-name="P2"/>
      <table:table table:name="Tabla12" table:style-name="Tabla12">
        <table:table-column table:style-name="Tabla12.A" table:number-columns-repeated="3"/>
        <table:table-row table:style-name="Tabla12.1">
          <table:table-cell table:style-name="Tabla12.A1" office:value-type="string">
            <text:p text:style-name="P14">6</text:p>
          </table:table-cell>
          <table:table-cell table:style-name="Tabla12.B1" table:number-columns-spanned="2" office:value-type="string">
            <text:p text:style-name="P12">ORDENAR ALFABETICAMENTE</text:p>
          </table:table-cell>
          <table:covered-table-cell/>
        </table:table-row>
        <table:table-row table:style-name="Tabla12.2">
          <table:table-cell table:style-name="Tabla12.A2" table:number-columns-spanned="3" office:value-type="string">
            <text:list xml:id="list173604601059323" text:continue-list="list5286685549498296538" text:style-name="L21">
              <text:list-item>
                <text:p text:style-name="P71">Como administrativo quiero <text:span text:style-name="T4">ordenar todos los contactos de el sistema de agenda alfabéticamente y mostrarlos en la consola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16"><text:span text:style-name="T1">Estimación</text:span>: <text:span text:style-name="T13">412</text:span></text:p>
          </table:table-cell>
          <table:table-cell table:style-name="Tabla12.A2" table:number-columns-spanned="2" office:value-type="string">
            <text:p text:style-name="P17"/>
          </table:table-cell>
          <table:covered-table-cell/>
        </table:table-row>
        <table:table-row table:style-name="Tabla12.4">
          <table:table-cell table:style-name="Tabla12.A3" office:value-type="string">
            <text:p text:style-name="P16"><text:span text:style-name="T1">Prioridad</text:span>: <text:span text:style-name="T14">6</text:span></text:p>
          </table:table-cell>
          <table:table-cell table:style-name="Tabla12.A3" office:value-type="string">
            <text:p text:style-name="P17"/>
          </table:table-cell>
          <table:table-cell table:style-name="Tabla12.A2" office:value-type="string">
            <text:p text:style-name="P15"><text:span text:style-name="T1">Dependiente de</text:span>: <text:span text:style-name="T14">1,2</text:span></text:p>
          </table:table-cell>
        </table:table-row>
        <table:table-row table:style-name="Tabla12.5">
          <table:table-cell table:style-name="Tabla12.A2" table:number-columns-spanned="3" office:value-type="string">
            <text:p text:style-name="P10">PRUEBAS DE ACEPTACIÓN</text:p>
          </table:table-cell>
          <table:covered-table-cell/>
          <table:covered-table-cell/>
        </table:table-row>
        <table:table-row table:style-name="Tabla12.6">
          <table:table-cell table:style-name="Tabla12.A6" table:number-columns-spanned="3" office:value-type="string">
            <text:list xml:id="list3247928353887662034" text:style-name="L31">
              <text:list-item>
                <text:p text:style-name="P23">Ejecutar la orden “<text:span text:style-name="T4">ordenar” y visualizar que se han ordenado correctamente de 0-9 y de <text:s text:c="2"/>A-Z.</text:span></text:p>
              </text:list-item>
            </text:list>
            <text:p text:style-name="P3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6:38:41.755184509</meta:creation-date>
    <dc:date>2014-11-16T17:36:02.965350338</dc:date>
    <meta:editing-duration>PT24M29S</meta:editing-duration>
    <meta:editing-cycles>4</meta:editing-cycles>
    <meta:generator>LibreOffice/4.2.7.2$Linux_x86 LibreOffice_project/420m0$Build-2</meta:generator>
    <meta:document-statistic meta:table-count="4" meta:image-count="0" meta:object-count="0" meta:page-count="4" meta:paragraph-count="61" meta:word-count="446" meta:character-count="2741" meta:non-whitespace-character-count="2355"/>
  </office:meta>
</office:document-meta>
</file>